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c81a3" officeooo:paragraph-rsid="000c81a3"/>
    </style:style>
    <style:style style:name="P2" style:family="paragraph" style:parent-style-name="Text_20_body">
      <style:text-properties officeooo:rsid="000c81a3" officeooo:paragraph-rsid="000c81a3"/>
    </style:style>
    <style:style style:name="P3" style:family="paragraph" style:parent-style-name="Text_20_body" style:list-style-name="L1">
      <style:text-properties officeooo:paragraph-rsid="0010c320"/>
    </style:style>
    <style:style style:name="P4" style:family="paragraph" style:parent-style-name="Text_20_body">
      <style:text-properties officeooo:rsid="0010c320" officeooo:paragraph-rsid="0010c320"/>
    </style:style>
    <style:style style:name="P5" style:family="paragraph" style:parent-style-name="Text_20_body" style:list-style-name="L2">
      <style:text-properties officeooo:rsid="001166a6" officeooo:paragraph-rsid="001166a6"/>
    </style:style>
    <style:style style:name="P6" style:family="paragraph" style:parent-style-name="Text_20_body" style:list-style-name="L2">
      <style:text-properties officeooo:paragraph-rsid="001166a6"/>
    </style:style>
    <style:style style:name="P7" style:family="paragraph" style:parent-style-name="Text_20_body" style:list-style-name="L2">
      <style:text-properties officeooo:rsid="001239dd" officeooo:paragraph-rsid="001239dd"/>
    </style:style>
    <style:style style:name="P8" style:family="paragraph" style:parent-style-name="Text_20_body">
      <style:text-properties officeooo:rsid="001239dd" officeooo:paragraph-rsid="001239dd"/>
    </style:style>
    <style:style style:name="T1" style:family="text">
      <style:text-properties officeooo:rsid="000e3861"/>
    </style:style>
    <style:style style:name="T2" style:family="text">
      <style:text-properties officeooo:rsid="001018d9"/>
    </style:style>
    <style:style style:name="T3" style:family="text">
      <style:text-properties style:use-window-font-color="true" style:font-name="Liberation Serif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4" style:family="text">
      <style:text-properties style:use-window-font-color="true" style:font-name="Liberation Serif" fo:font-size="12pt" fo:font-style="normal" fo:font-weight="normal" officeooo:rsid="001018d9" style:font-size-asian="12pt" style:font-style-asian="normal" style:font-weight-asian="normal" style:font-size-complex="12pt" style:font-weight-complex="normal"/>
    </style:style>
    <style:style style:name="T5" style:family="text">
      <style:text-properties style:use-window-font-color="true" style:font-name="Liberation Serif" fo:font-size="12pt" fo:font-style="normal" fo:font-weight="normal" officeooo:rsid="00122555" style:font-size-asian="12pt" style:font-style-asian="normal" style:font-weight-asian="normal" style:font-size-complex="12pt" style:font-weight-complex="normal"/>
    </style:style>
    <style:style style:name="T6" style:family="text">
      <style:text-properties style:use-window-font-color="true" style:font-name="Liberation Serif" fo:font-size="12pt" fo:font-style="normal" fo:font-weight="normal" officeooo:rsid="001239dd" style:font-size-asian="12pt" style:font-style-asian="normal" style:font-weight-asian="normal" style:font-size-complex="12pt" style:font-weight-complex="normal"/>
    </style:style>
    <style:style style:name="T7" style:family="text">
      <style:text-properties style:use-window-font-color="true" style:font-name="Liberation Serif" fo:font-size="12pt" fo:font-style="normal" fo:font-weight="normal" officeooo:rsid="001166a6" style:font-size-asian="12pt" style:font-style-asian="normal" style:font-weight-asian="normal" style:font-size-complex="12pt" style:font-weight-complex="normal"/>
    </style:style>
    <style:style style:name="T8" style:family="text">
      <style:text-properties style:use-window-font-color="true" style:font-name="Liberation Serif" fo:font-size="12pt" fo:font-style="normal" fo:font-weight="bold" officeooo:rsid="001018d9" style:font-size-asian="12pt" style:font-style-asian="normal" style:font-weight-asian="bold" style:font-size-complex="12pt" style:font-weight-complex="bold"/>
    </style:style>
    <style:style style:name="T9" style:family="text">
      <style:text-properties style:use-window-font-color="true" style:font-name="Liberation Serif" fo:font-size="12pt" fo:font-style="normal" style:text-underline-style="none" fo:font-weight="normal" style:font-size-asian="12pt" style:font-style-asian="normal" style:font-weight-asian="normal" style:font-size-complex="12pt" style:font-weight-complex="normal"/>
    </style:style>
    <style:style style:name="T10" style:family="text">
      <style:text-properties officeooo:rsid="0010c3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к подключить и настроить ClickHouse.</text:p>
      <text:p text:style-name="P2">ClickHouse это с<text:span text:style-name="T1">толбцовая СУБД от Yandex, </text:span><text:span text:style-name="T2">ориентированная на OLAP-сценарий работы.</text:span></text:p>
      <text:p text:style-name="P4">Работа с СУБД ClickHous.</text:p>
      <text:p text:style-name="P4">Подключение:</text:p>
      <text:list xml:id="list2491257942" text:style-name="L1">
        <text:list-item>
          <text:p text:style-name="P3"><text:span text:style-name="T2">Подключение СУБД ClickHouse выполнять docker-контейнером;</text:span></text:p>
        </text:list-item>
        <text:list-item>
          <text:p text:style-name="P3"><text:span text:style-name="T10">И</text:span><text:span text:style-name="T2">спользовать официальный, поддерживаемый образ </text:span><text:span text:style-name="T8">clickhouse/clickhouse-server</text:span><text:span text:style-name="T4">.</text:span></text:p>
        </text:list-item>
      </text:list>
      <text:p text:style-name="P4"><text:span text:style-name="T3">Сбор данных из Kafka:</text:span></text:p>
      <text:list xml:id="list3996621665" text:style-name="L2">
        <text:list-item>
          <text:p text:style-name="P6"><text:span text:style-name="T7">Необходимо определить таблицу-поток данных в ClickHouse с помощью Clickhouse Kafka Engine. </text:span><text:span text:style-name="T5">За подробной инструкцией по созданию таблицы-потока, следует обратиться к официальной </text:span><text:a xlink:type="simple" xlink:href="https://clickhouse.com/docs/ru/engines/table-engines/integrations/kafka/" text:style-name="Internet_20_link" text:visited-style-name="Visited_20_Internet_20_Link">документации</text:a><text:span text:style-name="T5"> ClickHouse (</text:span><text:a xlink:type="simple" xlink:href="https://clickhouse.com/docs/ru/engines/table-engines/integrations/kafka/" text:style-name="Internet_20_link" text:visited-style-name="Visited_20_Internet_20_Link">https://clickhouse.com/docs/ru/engines/table-engines/integrations/kafka/</text:a><text:span text:style-name="T5">), </text:span><text:span text:style-name="T6">так как существует множество параметров настроек и форматов входных-выходных данных.</text:span></text:p>
        </text:list-item>
        <text:list-item>
          <text:p text:style-name="P5"><text:span text:style-name="T3">Создать таблицу-зеркало входных данных. Здесь хранятся сырые, необработанные данные из топиков Kafka «как есть»</text:span><text:span text:style-name="T9">.</text:span></text:p>
        </text:list-item>
        <text:list-item>
          <text:p text:style-name="P7"><text:span text:style-name="T9">Создать «материализованное представление» потребитель, которое свяжет таблицу-поток Kafka с конечной таблицей-зеркалом.</text:span></text:p>
        </text:list-item>
      </text:list>
      <text:p text:style-name="P8"><text:span text:style-name="T9">Пример кода для создания потоков, таблиц и материализованных представлений и работу тестового стенда из трёх микросервисов с бэкапом данных из топиков Kafka в ClickHouse можно посмотреть по следующей ссылке: </text:span><text:a xlink:type="simple" xlink:href="https://gitlab.skade.cc/bitswap/invirenmentprototype" text:style-name="Internet_20_link" text:visited-style-name="Visited_20_Internet_20_Link">https://gitlab.skade.cc/bitswap/invirenmentprototype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7:58:07.223131524</meta:creation-date>
    <meta:generator>LibreOffice/6.4.7.2$Linux_X86_64 LibreOffice_project/40$Build-2</meta:generator>
    <dc:date>2021-12-03T16:44:22.576572943</dc:date>
    <meta:editing-duration>PT37M26S</meta:editing-duration>
    <meta:editing-cycles>3</meta:editing-cycles>
    <meta:document-statistic meta:table-count="0" meta:image-count="0" meta:object-count="0" meta:page-count="1" meta:paragraph-count="11" meta:word-count="128" meta:character-count="1167" meta:non-whitespace-character-count="1055"/>
  </office:meta>
</office:document-meta>
</file>